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3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4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5" style:family="table-cell" style:parent-style-name="Currency" style:data-style-name="N34">
      <style:table-cell-properties fo:border-top="thin solid #000000" fo:border-bottom="none" fo:border-left="thin solid #000000" fo:border-right="none" style:vertical-align="automatic"/>
    </style:style>
    <style:style style:name="ce6" style:family="table-cell" style:parent-style-name="Currency" style:data-style-name="N34">
      <style:table-cell-properties fo:border-top="thin solid #000000" fo:border-bottom="none" fo:border-left="none" fo:border-right="thin solid #000000" style:vertical-align="automatic"/>
    </style:style>
    <style:style style:name="ce7" style:family="table-cell" style:parent-style-name="Currency" style:data-style-name="N34">
      <style:table-cell-properties fo:border-top="none" fo:border-bottom="none" fo:border-left="thin solid #000000" fo:border-right="none" style:vertical-align="automatic"/>
    </style:style>
    <style:style style:name="ce8" style:family="table-cell" style:parent-style-name="Currency" style:data-style-name="N34">
      <style:table-cell-properties fo:border-top="none" fo:border-bottom="none" fo:border-left="none" fo:border-right="thin solid #000000" style:vertical-align="automatic"/>
    </style:style>
    <style:style style:name="ce9" style:family="table-cell" style:parent-style-name="Currency" style:data-style-name="N34">
      <style:table-cell-properties fo:border-top="none" fo:border-bottom="thin solid #000000" fo:border-left="thin solid #000000" fo:border-right="none" style:vertical-align="automatic"/>
    </style:style>
    <style:style style:name="ce10" style:family="table-cell" style:parent-style-name="Currency" style:data-style-name="N34">
      <style:table-cell-properties fo:border-top="none" fo:border-bottom="thin solid #000000" fo:border-left="none" fo:border-right="thin solid #000000" style:vertical-align="automatic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13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4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none" fo:border-left="none" fo:border-right="thin solid #000000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none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thin solid #000000" fo:border-left="none" fo:border-right="thin solid #00000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26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number-columns-spanned="2" table:number-rows-spanned="1" table:style-name="ce22">
            <text:p>PCB Size</text:p>
          </table:table-cell>
          <table:covered-table-cell/>
          <table:table-cell office:value-type="string" table:style-name="ce16">
            <text:p>Qty</text:p>
          </table:table-cell>
          <table:table-cell office:value-type="float" office:value="5" table:style-name="ce17">
            <text:p>5</text:p>
          </table:table-cell>
          <table:table-cell office:value-type="string" table:style-name="ce16">
            <text:p>Qty</text:p>
          </table:table-cell>
          <table:table-cell office:value-type="float" office:value="10" table:style-name="ce17">
            <text:p>10</text:p>
          </table:table-cell>
          <table:table-cell table:number-columns-repeated="16378"/>
        </table:table-row>
        <table:table-row table:style-name="ro2">
          <table:table-cell office:value-type="string" table:style-name="ce20">
            <text:p>W (cm)</text:p>
          </table:table-cell>
          <table:table-cell office:value-type="string" table:style-name="ce21">
            <text:p>L (cm)</text:p>
          </table:table-cell>
          <table:table-cell office:value-type="string" table:style-name="ce18">
            <text:p>2 Layer</text:p>
          </table:table-cell>
          <table:table-cell office:value-type="string" table:style-name="ce19">
            <text:p>4 Layer</text:p>
          </table:table-cell>
          <table:table-cell office:value-type="string" table:style-name="ce18">
            <text:p>2 Layer</text:p>
          </table:table-cell>
          <table:table-cell office:value-type="string" table:style-name="ce19">
            <text:p>4 Layer</text:p>
          </table:table-cell>
          <table:table-cell table:number-columns-repeated="16378"/>
        </table:table-row>
        <table:table-row table:style-name="ro2">
          <table:table-cell office:value-type="float" office:value="5" table:style-name="ce11">
            <text:p>5</text:p>
          </table:table-cell>
          <table:table-cell office:value-type="float" office:value="5" table:style-name="ce2">
            <text:p>5</text:p>
          </table:table-cell>
          <table:table-cell office:value-type="currency" office:value="9.9" table:style-name="ce5">
            <text:p><text:s/>$9.90<text:s/></text:p>
          </table:table-cell>
          <table:table-cell office:value-type="currency" office:value="29.9" table:style-name="ce6">
            <text:p><text:s/>$29.90<text:s/></text:p>
          </table:table-cell>
          <table:table-cell office:value-type="currency" office:value="9.9" table:style-name="ce5">
            <text:p><text:s/>$9.90<text:s/></text:p>
          </table:table-cell>
          <table:table-cell office:value-type="currency" office:value="39.9" table:style-name="ce6">
            <text:p><text:s/>$39.90<text:s/></text:p>
          </table:table-cell>
          <table:table-cell table:number-columns-repeated="16378"/>
        </table:table-row>
        <table:table-row table:style-name="ro2">
          <table:table-cell office:value-type="float" office:value="5" table:style-name="ce4">
            <text:p>5</text:p>
          </table:table-cell>
          <table:table-cell office:value-type="float" office:value="10" table:style-name="ce3">
            <text:p>10</text:p>
          </table:table-cell>
          <table:table-cell office:value-type="currency" office:value="15.9" table:style-name="ce7">
            <text:p><text:s/>$15.90<text:s/></text:p>
          </table:table-cell>
          <table:table-cell office:value-type="currency" office:value="39.9" table:style-name="ce8">
            <text:p><text:s/>$39.90<text:s/></text:p>
          </table:table-cell>
          <table:table-cell office:value-type="currency" office:value="39.9" table:style-name="ce7">
            <text:p><text:s/>$39.90<text:s/></text:p>
          </table:table-cell>
          <table:table-cell office:value-type="currency" office:value="49.9" table:style-name="ce8">
            <text:p><text:s/>$49.90<text:s/></text:p>
          </table:table-cell>
          <table:table-cell table:number-columns-repeated="16378"/>
        </table:table-row>
        <table:table-row table:style-name="ro2">
          <table:table-cell office:value-type="float" office:value="5" table:style-name="ce4">
            <text:p>5</text:p>
          </table:table-cell>
          <table:table-cell office:value-type="float" office:value="15" table:style-name="ce3">
            <text:p>15</text:p>
          </table:table-cell>
          <table:table-cell office:value-type="currency" office:value="29.11" table:style-name="ce7">
            <text:p><text:s/>$29.11<text:s/></text:p>
          </table:table-cell>
          <table:table-cell office:value-type="currency" office:value="80.61" table:style-name="ce8">
            <text:p><text:s/>$80.61<text:s/></text:p>
          </table:table-cell>
          <table:table-cell office:value-type="currency" office:value="35.090000000000003" table:style-name="ce7">
            <text:p><text:s/>$35.09<text:s/></text:p>
          </table:table-cell>
          <table:table-cell office:value-type="currency" office:value="88.83" table:style-name="ce8">
            <text:p><text:s/>$88.83<text:s/></text:p>
          </table:table-cell>
          <table:table-cell table:number-columns-repeated="16378"/>
        </table:table-row>
        <table:table-row table:style-name="ro2">
          <table:table-cell office:value-type="float" office:value="5" table:style-name="ce4">
            <text:p>5</text:p>
          </table:table-cell>
          <table:table-cell office:value-type="float" office:value="20" table:style-name="ce3">
            <text:p>20</text:p>
          </table:table-cell>
          <table:table-cell office:value-type="currency" office:value="33.5" table:style-name="ce7">
            <text:p><text:s/>$33.50<text:s/></text:p>
          </table:table-cell>
          <table:table-cell office:value-type="currency" office:value="85.54" table:style-name="ce8">
            <text:p><text:s/>$85.54<text:s/></text:p>
          </table:table-cell>
          <table:table-cell office:value-type="currency" office:value="41.48" table:style-name="ce7">
            <text:p><text:s/>$41.48<text:s/></text:p>
          </table:table-cell>
          <table:table-cell office:value-type="currency" office:value="96.51" table:style-name="ce8">
            <text:p><text:s/>$96.51<text:s/></text:p>
          </table:table-cell>
          <table:table-cell table:number-columns-repeated="16378"/>
        </table:table-row>
        <table:table-row table:style-name="ro2">
          <table:table-cell office:value-type="float" office:value="5" table:style-name="ce4">
            <text:p>5</text:p>
          </table:table-cell>
          <table:table-cell office:value-type="float" office:value="25" table:style-name="ce3">
            <text:p>25</text:p>
          </table:table-cell>
          <table:table-cell office:value-type="currency" office:value="37.89" table:style-name="ce7">
            <text:p><text:s/>$37.89<text:s/></text:p>
          </table:table-cell>
          <table:table-cell office:value-type="currency" office:value="90.48" table:style-name="ce8">
            <text:p><text:s/>$90.48<text:s/></text:p>
          </table:table-cell>
          <table:table-cell office:value-type="currency" office:value="47.86" table:style-name="ce7">
            <text:p><text:s/>$47.86<text:s/></text:p>
          </table:table-cell>
          <table:table-cell office:value-type="currency" office:value="104.19" table:style-name="ce8">
            <text:p><text:s/>$104.19<text:s/></text:p>
          </table:table-cell>
          <table:table-cell table:number-columns-repeated="16378"/>
        </table:table-row>
        <table:table-row table:style-name="ro2">
          <table:table-cell office:value-type="float" office:value="5" table:style-name="ce4">
            <text:p>5</text:p>
          </table:table-cell>
          <table:table-cell office:value-type="float" office:value="30" table:style-name="ce3">
            <text:p>30</text:p>
          </table:table-cell>
          <table:table-cell office:value-type="currency" office:value="42.27" table:style-name="ce7">
            <text:p><text:s/>$42.27<text:s/></text:p>
          </table:table-cell>
          <table:table-cell office:value-type="currency" office:value="95.41" table:style-name="ce8">
            <text:p><text:s/>$95.41<text:s/></text:p>
          </table:table-cell>
          <table:table-cell office:value-type="currency" office:value="54.24" table:style-name="ce7">
            <text:p><text:s/>$54.24<text:s/></text:p>
          </table:table-cell>
          <table:table-cell office:value-type="currency" office:value="111.87" table:style-name="ce8">
            <text:p><text:s/>$111.87<text:s/></text:p>
          </table:table-cell>
          <table:table-cell table:number-columns-repeated="16378"/>
        </table:table-row>
        <table:table-row table:style-name="ro2">
          <table:table-cell office:value-type="float" office:value="10" table:style-name="ce4">
            <text:p>10</text:p>
          </table:table-cell>
          <table:table-cell office:value-type="float" office:value="10" table:style-name="ce3">
            <text:p>10</text:p>
          </table:table-cell>
          <table:table-cell office:value-type="currency" office:value="18.899999999999999" table:style-name="ce7">
            <text:p><text:s/>$18.90<text:s/></text:p>
          </table:table-cell>
          <table:table-cell office:value-type="currency" office:value="49.9" table:style-name="ce8">
            <text:p><text:s/>$49.90<text:s/></text:p>
          </table:table-cell>
          <table:table-cell office:value-type="currency" office:value="21.9" table:style-name="ce7">
            <text:p><text:s/>$21.90<text:s/></text:p>
          </table:table-cell>
          <table:table-cell office:value-type="currency" office:value="59.9" table:style-name="ce8">
            <text:p><text:s/>$59.90<text:s/></text:p>
          </table:table-cell>
          <table:table-cell table:number-columns-repeated="16378"/>
        </table:table-row>
        <table:table-row table:style-name="ro2">
          <table:table-cell office:value-type="float" office:value="10" table:style-name="ce4">
            <text:p>10</text:p>
          </table:table-cell>
          <table:table-cell office:value-type="float" office:value="15" table:style-name="ce3">
            <text:p>15</text:p>
          </table:table-cell>
          <table:table-cell office:value-type="currency" office:value="42.27" table:style-name="ce7">
            <text:p><text:s/>$42.27<text:s/></text:p>
          </table:table-cell>
          <table:table-cell office:value-type="currency" office:value="95.41" table:style-name="ce8">
            <text:p><text:s/>$95.41<text:s/></text:p>
          </table:table-cell>
          <table:table-cell office:value-type="currency" office:value="54.24" table:style-name="ce7">
            <text:p><text:s/>$54.24<text:s/></text:p>
          </table:table-cell>
          <table:table-cell office:value-type="currency" office:value="111.87" table:style-name="ce8">
            <text:p><text:s/>$111.87<text:s/></text:p>
          </table:table-cell>
          <table:table-cell table:number-columns-repeated="16378"/>
        </table:table-row>
        <table:table-row table:style-name="ro2">
          <table:table-cell office:value-type="float" office:value="10" table:style-name="ce4">
            <text:p>10</text:p>
          </table:table-cell>
          <table:table-cell office:value-type="float" office:value="20" table:style-name="ce3">
            <text:p>20</text:p>
          </table:table-cell>
          <table:table-cell office:value-type="currency" office:value="51.05" table:style-name="ce7">
            <text:p><text:s/>$51.05<text:s/></text:p>
          </table:table-cell>
          <table:table-cell office:value-type="currency" office:value="105.29" table:style-name="ce8">
            <text:p><text:s/>$105.29<text:s/></text:p>
          </table:table-cell>
          <table:table-cell office:value-type="currency" office:value="67" table:style-name="ce7">
            <text:p><text:s/>$67.00<text:s/></text:p>
          </table:table-cell>
          <table:table-cell office:value-type="currency" office:value="127.22" table:style-name="ce8">
            <text:p><text:s/>$127.22<text:s/></text:p>
          </table:table-cell>
          <table:table-cell table:number-columns-repeated="16378"/>
        </table:table-row>
        <table:table-row table:style-name="ro2">
          <table:table-cell office:value-type="float" office:value="10" table:style-name="ce4">
            <text:p>10</text:p>
          </table:table-cell>
          <table:table-cell office:value-type="float" office:value="25" table:style-name="ce3">
            <text:p>25</text:p>
          </table:table-cell>
          <table:table-cell office:value-type="currency" office:value="59.82" table:style-name="ce7">
            <text:p><text:s/>$59.82<text:s/></text:p>
          </table:table-cell>
          <table:table-cell office:value-type="currency" office:value="115.16" table:style-name="ce8">
            <text:p><text:s/>$115.16<text:s/></text:p>
          </table:table-cell>
          <table:table-cell office:value-type="currency" office:value="79.760000000000005" table:style-name="ce7">
            <text:p><text:s/>$79.76<text:s/></text:p>
          </table:table-cell>
          <table:table-cell office:value-type="currency" office:value="142.57" table:style-name="ce8">
            <text:p><text:s/>$142.57<text:s/></text:p>
          </table:table-cell>
          <table:table-cell table:number-columns-repeated="16378"/>
        </table:table-row>
        <table:table-row table:style-name="ro2">
          <table:table-cell office:value-type="float" office:value="10" table:style-name="ce4">
            <text:p>10</text:p>
          </table:table-cell>
          <table:table-cell office:value-type="float" office:value="30" table:style-name="ce3">
            <text:p>30</text:p>
          </table:table-cell>
          <table:table-cell office:value-type="currency" office:value="68.59" table:style-name="ce7">
            <text:p><text:s/>$68.59<text:s/></text:p>
          </table:table-cell>
          <table:table-cell office:value-type="currency" office:value="125.03" table:style-name="ce8">
            <text:p><text:s/>$125.03<text:s/></text:p>
          </table:table-cell>
          <table:table-cell office:value-type="currency" office:value="92.52" table:style-name="ce7">
            <text:p><text:s/>$92.52<text:s/></text:p>
          </table:table-cell>
          <table:table-cell office:value-type="currency" office:value="157.93" table:style-name="ce8">
            <text:p><text:s/>$157.93<text:s/></text:p>
          </table:table-cell>
          <table:table-cell table:number-columns-repeated="16378"/>
        </table:table-row>
        <table:table-row table:style-name="ro2">
          <table:table-cell office:value-type="float" office:value="15" table:style-name="ce4">
            <text:p>15</text:p>
          </table:table-cell>
          <table:table-cell office:value-type="float" office:value="15" table:style-name="ce3">
            <text:p>15</text:p>
          </table:table-cell>
          <table:table-cell office:value-type="currency" office:value="55.43" table:style-name="ce7">
            <text:p><text:s/>$55.43<text:s/></text:p>
          </table:table-cell>
          <table:table-cell office:value-type="currency" office:value="110.22" table:style-name="ce8">
            <text:p><text:s/>$110.22<text:s/></text:p>
          </table:table-cell>
          <table:table-cell office:value-type="currency" office:value="73.38" table:style-name="ce7">
            <text:p><text:s/>$73.38<text:s/></text:p>
          </table:table-cell>
          <table:table-cell office:value-type="currency" office:value="134.9" table:style-name="ce8">
            <text:p><text:s/>$134.90<text:s/></text:p>
          </table:table-cell>
          <table:table-cell table:number-columns-repeated="16378"/>
        </table:table-row>
        <table:table-row table:style-name="ro2">
          <table:table-cell office:value-type="float" office:value="15" table:style-name="ce4">
            <text:p>15</text:p>
          </table:table-cell>
          <table:table-cell office:value-type="float" office:value="20" table:style-name="ce3">
            <text:p>20</text:p>
          </table:table-cell>
          <table:table-cell office:value-type="currency" office:value="68.95" table:style-name="ce7">
            <text:p><text:s/>$68.95<text:s/></text:p>
          </table:table-cell>
          <table:table-cell office:value-type="currency" office:value="125.03" table:style-name="ce8">
            <text:p><text:s/>$125.03<text:s/></text:p>
          </table:table-cell>
          <table:table-cell office:value-type="currency" office:value="92.52" table:style-name="ce7">
            <text:p><text:s/>$92.52<text:s/></text:p>
          </table:table-cell>
          <table:table-cell office:value-type="currency" office:value="157.93" table:style-name="ce8">
            <text:p><text:s/>$157.93<text:s/></text:p>
          </table:table-cell>
          <table:table-cell table:number-columns-repeated="16378"/>
        </table:table-row>
        <table:table-row table:style-name="ro2">
          <table:table-cell office:value-type="float" office:value="15" table:style-name="ce4">
            <text:p>15</text:p>
          </table:table-cell>
          <table:table-cell office:value-type="float" office:value="25" table:style-name="ce3">
            <text:p>25</text:p>
          </table:table-cell>
          <table:table-cell office:value-type="currency" office:value="81.75" table:style-name="ce7">
            <text:p><text:s/>$81.75<text:s/></text:p>
          </table:table-cell>
          <table:table-cell office:value-type="currency" office:value="139.83000000000001" table:style-name="ce8">
            <text:p><text:s/>$139.83<text:s/></text:p>
          </table:table-cell>
          <table:table-cell office:value-type="currency" office:value="111.66" table:style-name="ce7">
            <text:p><text:s/>$111.66<text:s/></text:p>
          </table:table-cell>
          <table:table-cell office:value-type="currency" office:value="180.96" table:style-name="ce8">
            <text:p><text:s/>$180.96<text:s/></text:p>
          </table:table-cell>
          <table:table-cell table:number-columns-repeated="16378"/>
        </table:table-row>
        <table:table-row table:style-name="ro2">
          <table:table-cell office:value-type="float" office:value="15" table:style-name="ce12">
            <text:p>15</text:p>
          </table:table-cell>
          <table:table-cell office:value-type="float" office:value="30" table:style-name="ce13">
            <text:p>30</text:p>
          </table:table-cell>
          <table:table-cell office:value-type="currency" office:value="94.91" table:style-name="ce9">
            <text:p><text:s/>$94.91<text:s/></text:p>
          </table:table-cell>
          <table:table-cell office:value-type="currency" office:value="154.63999999999999" table:style-name="ce10">
            <text:p><text:s/>$154.64<text:s/></text:p>
          </table:table-cell>
          <table:table-cell office:value-type="currency" office:value="130.81" table:style-name="ce9">
            <text:p><text:s/>$130.81<text:s/></text:p>
          </table:table-cell>
          <table:table-cell office:value-type="currency" office:value="203.99" table:style-name="ce10">
            <text:p><text:s/>$203.99<text:s/></text:p>
          </table:table-cell>
          <table:table-cell table:number-columns-repeated="16378"/>
        </table:table-row>
        <table:table-row table:number-rows-repeated="104855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4P0">
      <number:text> </number:text>
      <number:currency-symbol>$</number:currency-symbol>
      <number:number number:decimal-places="2" number:min-integer-digits="1" number:grouping="true"/>
      <number:text> </number:text>
    </number:currency-style>
    <number:currency-style style:name="N34P1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34P2">
      <number:text> </number:text>
      <number:currency-symbol>$</number:currency-symbol>
      <number:text>-</number:text>
      <number:number number:decimal-places="0" number:min-integer-digits="2"/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style:style style:name="Currency" style:family="table-cell" style:data-style-name="N34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Burns</meta:initial-creator>
    <dc:creator>TBurns</dc:creator>
    <meta:creation-date>2016-02-24T23:02:04Z</meta:creation-date>
    <dc:date>2016-02-24T23:12:00Z</dc:date>
  </office:meta>
</office:document-meta>
</file>